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4a7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Object1" text:anchor-type="paragraph" svg:width="21.001cm" svg:height="16.7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ore </meta:initial-creator>
    <meta:creation-date>2011-03-08T17:31:30</meta:creation-date>
    <dc:date>2011-03-08T18:05:44</dc:date>
    <dc:creator>traore </dc:creator>
    <meta:editing-duration>PT00H20M21S</meta:editing-duration>
    <meta:editing-cycles>7</meta:editing-cycles>
    <meta:generator>OpenOffice.org/3.2$Unix OpenOffice.org_project/320m19$Build-9505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.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table:number-columns-repeated="2"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A list of each command</text:p>
          </table:table-cell>
          <table:table-cell office:value-type="float" office:value="0">
            <text:p>0</text:p>
          </table:table-cell>
          <table:table-cell table:style-name="ce5"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table:number-columns-repeated="2"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table:number-columns-repeated="2"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table:number-columns-repeated="2"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table:number-columns-repeated="2"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table:number-columns-repeated="2"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table:number-columns-repeated="2"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table:number-columns-repeated="2"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table:number-columns-repeated="2"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2.1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timeout</text:p>
          </table:table-cell>
          <table:table-cell office:value-type="string">
            <text:p>close</text:p>
          </table:table-cell>
          <table:table-cell office:value-type="string">
            <text:p>closed after inactivity delay expired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1">
          <table:table-cell office:value-type="string">
            <text:p>U3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disconnect</text:p>
          </table:table-cell>
          <table:table-cell office:value-type="string">
            <text:p>close</text:p>
          </table:table-cell>
          <table:table-cell office:value-type="string">
            <text:p>closed after disconnection of user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8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